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9.728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output25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num_obj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num_gens</text:p>
          </table:table-cell>
          <table:table-cell office:value-type="string" calcext:value-type="string">
            <text:p>reference_point</text:p>
          </table:table-cell>
          <table:table-cell office:value-type="string" calcext:value-type="string">
            <text:p>iRVEA_R_IGD</text:p>
          </table:table-cell>
          <table:table-cell office:value-type="string" calcext:value-type="string">
            <text:p>iNSGAIII_R_IGD</text:p>
          </table:table-cell>
          <table:table-cell office:value-type="string" calcext:value-type="string">
            <text:p>iRVEA_R_HV</text:p>
          </table:table-cell>
          <table:table-cell office:value-type="string" calcext:value-type="string">
            <text:p>iNSGAIII_R_HV</text:p>
          </table:table-cell>
        </table:table-row>
        <table:table-row table:style-name="ro1">
          <table:table-cell table:style-name="ce1" office:value-type="string" calcext:value-type="string">
            <text:p>DTLZ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2.12995047e-19 5.63898419e-01 8.45847629e-01 0.00000000e+00]</text:p>
          </table:table-cell>
          <table:table-cell table:style-name="ce1" office:value-type="float" office:value="0.0579525296410158" calcext:value-type="float">
            <text:p>0.057952529641016</text:p>
          </table:table-cell>
          <table:table-cell table:style-name="ce1" office:value-type="float" office:value="0.0924513299485926" calcext:value-type="float">
            <text:p>0.092451329948593</text:p>
          </table:table-cell>
          <table:table-cell table:style-name="ce1" table:formula="of:=AVERAGE([.F2:.F5])" office:value-type="float" office:value="0.0831602390855403" calcext:value-type="float">
            <text:p>0.08316023908554</text:p>
          </table:table-cell>
          <table:table-cell table:style-name="ce1" table:formula="of:=AVERAGE([.G2:.G5])" office:value-type="float" office:value="0.0973161225194752" calcext:value-type="float">
            <text:p>0.097316122519475</text:p>
          </table:table-cell>
        </table:table-row>
        <table:table-row table:style-name="ro1">
          <table:table-cell table:style-name="ce1" office:value-type="string" calcext:value-type="string">
            <text:p>DTLZ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3.77067489e-33 0.00000000e+00 1.00567436e+00 0.00000000e+00]</text:p>
          </table:table-cell>
          <table:table-cell table:number-columns-repeated="2" table:style-name="ce1" office:value-type="float" office:value="0.0990013008406743" calcext:value-type="float">
            <text:p>0.099001300840674</text:p>
          </table:table-cell>
          <table:table-cell table:style-name="ce1" table:formula="of:=STDEV([.F2:.F5])" office:value-type="float" office:value="0.0185714855470187" calcext:value-type="float">
            <text:p>0.018571485547019</text:p>
          </table:table-cell>
          <table:table-cell table:style-name="ce1" table:formula="of:=STDEV([.G2:.G5])" office:value-type="float" office:value="0.00324444126933736" calcext:value-type="float">
            <text:p>0.003244441269337</text:p>
          </table:table-cell>
        </table:table-row>
        <table:table-row table:style-name="ro1">
          <table:table-cell table:style-name="ce1" office:value-type="string" calcext:value-type="string">
            <text:p>DTLZ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1.00218618 0. <text:s text:c="8"/>0. <text:s text:c="8"/>0. <text:s text:c="7"/>]</text:p>
          </table:table-cell>
          <table:table-cell table:style-name="ce1" office:value-type="float" office:value="0.0806163460097588" calcext:value-type="float">
            <text:p>0.080616346009759</text:p>
          </table:table-cell>
          <table:table-cell table:style-name="ce1" office:value-type="float" office:value="0.0990013008406743" calcext:value-type="float">
            <text:p>0.099001300840674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DTLZ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1.00213138 0. <text:s text:c="8"/>0. <text:s text:c="8"/>0. <text:s text:c="7"/>]</text:p>
          </table:table-cell>
          <table:table-cell table:style-name="ce1" office:value-type="float" office:value="0.0950707798507122" calcext:value-type="float">
            <text:p>0.095070779850712</text:p>
          </table:table-cell>
          <table:table-cell table:style-name="ce1" office:value-type="float" office:value="0.0988105584479594" calcext:value-type="float">
            <text:p>0.09881055844796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DTLZ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0.3792237 0.3792237 0.7584474 0.3792237]</text:p>
          </table:table-cell>
          <table:table-cell table:style-name="ce1" office:value-type="float" office:value="0.478782181432959" calcext:value-type="float">
            <text:p>0.478782181432959</text:p>
          </table:table-cell>
          <table:table-cell table:style-name="ce1" office:value-type="float" office:value="0.498437042607459" calcext:value-type="float">
            <text:p>0.498437042607459</text:p>
          </table:table-cell>
          <table:table-cell table:style-name="ce1" table:formula="of:=AVERAGE([.F6:.F8])" office:value-type="float" office:value="0.489644800667751" calcext:value-type="float">
            <text:p>0.489644800667751</text:p>
          </table:table-cell>
          <table:table-cell table:style-name="ce1" table:formula="of:=AVERAGE([.G6:.G8])" office:value-type="float" office:value="0.498794412449488" calcext:value-type="float">
            <text:p>0.498794412449488</text:p>
          </table:table-cell>
        </table:table-row>
        <table:table-row table:style-name="ro1">
          <table:table-cell table:style-name="ce1" office:value-type="string" calcext:value-type="string">
            <text:p>DTLZ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0.37916812 0.37916812 0.75833625 0.37916812]</text:p>
          </table:table-cell>
          <table:table-cell table:style-name="ce1" office:value-type="float" office:value="0.49386734459825" calcext:value-type="float">
            <text:p>0.49386734459825</text:p>
          </table:table-cell>
          <table:table-cell table:style-name="ce1" office:value-type="float" office:value="0.498973097370503" calcext:value-type="float">
            <text:p>0.498973097370503</text:p>
          </table:table-cell>
          <table:table-cell table:style-name="ce1" table:formula="of:=STDEV([.F6:.F8])" office:value-type="float" office:value="0.00948464479914114" calcext:value-type="float">
            <text:p>0.009484644799141</text:p>
          </table:table-cell>
          <table:table-cell table:style-name="ce1" table:formula="of:=STDEV([.G6:.G8])" office:value-type="float" office:value="0.000309491361743849" calcext:value-type="float">
            <text:p>0.000309491361744</text:p>
          </table:table-cell>
        </table:table-row>
        <table:table-row table:style-name="ro1">
          <table:table-cell table:style-name="ce1" office:value-type="string" calcext:value-type="string">
            <text:p>DTLZ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0.37916812 0.37916812 0.75833625 0.37916812]</text:p>
          </table:table-cell>
          <table:table-cell table:style-name="ce1" office:value-type="float" office:value="0.496284875972045" calcext:value-type="float">
            <text:p>0.496284875972045</text:p>
          </table:table-cell>
          <table:table-cell table:style-name="ce1" office:value-type="float" office:value="0.498973097370503" calcext:value-type="float">
            <text:p>0.49897309737050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DTLZ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5.01404335e-16 0.00000000e+00 4.77484856e+01 0.00000000e+00]</text:p>
          </table:table-cell>
          <table:table-cell office:value-type="float" office:value="0.0918092618983818" calcext:value-type="float">
            <text:p>0.091809261898382</text:p>
          </table:table-cell>
          <table:table-cell office:value-type="float" office:value="0.101289198943305" calcext:value-type="float">
            <text:p>0.101289198943305</text:p>
          </table:table-cell>
          <table:table-cell table:formula="of:=AVERAGE([.F9:.F12])" office:value-type="float" office:value="0.161467145773487" calcext:value-type="float">
            <text:p>0.161467145773487</text:p>
          </table:table-cell>
          <table:table-cell table:formula="of:=AVERAGE([.G9:.G12])" office:value-type="float" office:value="0.106622673520548" calcext:value-type="float">
            <text:p>0.106622673520548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3.51162424e-16 1.67271081e+01 0.00000000e+00 2.50906621e+01]</text:p>
          </table:table-cell>
          <table:table-cell office:value-type="float" office:value="0.185486520638542" calcext:value-type="float">
            <text:p>0.185486520638542</text:p>
          </table:table-cell>
          <table:table-cell office:value-type="float" office:value="0.0618122974705222" calcext:value-type="float">
            <text:p>0.061812297470522</text:p>
          </table:table-cell>
          <table:table-cell table:formula="of:=STDEV([.F13:.F15])" office:value-type="float" office:value="0.0181513544770701" calcext:value-type="float">
            <text:p>0.01815135447707</text:p>
          </table:table-cell>
          <table:table-cell table:formula="of:=STDEV([.G13:.G15])" office:value-type="float" office:value="0.00588378537720174" calcext:value-type="float">
            <text:p>0.005883785377202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3.29420975e-16 0.00000000e+00 1.35227964e+01 2.02841946e+01]</text:p>
          </table:table-cell>
          <table:table-cell office:value-type="float" office:value="0.211676142423015" calcext:value-type="float">
            <text:p>0.211676142423015</text:p>
          </table:table-cell>
          <table:table-cell office:value-type="float" office:value="0.121768507863536" calcext:value-type="float">
            <text:p>0.121768507863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4.04223685e-17 0.00000000e+00 1.02928961e+01 1.54393441e+01]</text:p>
          </table:table-cell>
          <table:table-cell office:value-type="float" office:value="0.156896658134008" calcext:value-type="float">
            <text:p>0.156896658134008</text:p>
          </table:table-cell>
          <table:table-cell office:value-type="float" office:value="0.141620689804828" calcext:value-type="float">
            <text:p>0.141620689804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 3.98604295 <text:s/>0. <text:s text:c="9"/>3.98604295 11.95812884]</text:p>
          </table:table-cell>
          <table:table-cell office:value-type="float" office:value="0.156637271804461" calcext:value-type="float">
            <text:p>0.156637271804461</text:p>
          </table:table-cell>
          <table:table-cell office:value-type="float" office:value="0.18666184351302" calcext:value-type="float">
            <text:p>0.18666184351302</text:p>
          </table:table-cell>
          <table:table-cell table:formula="of:=AVERAGE([.F13:.F15])" office:value-type="float" office:value="0.173516431485952" calcext:value-type="float">
            <text:p>0.173516431485952</text:p>
          </table:table-cell>
          <table:table-cell table:formula="of:=AVERAGE([.G13:.G15])" office:value-type="float" office:value="0.191794552836932" calcext:value-type="float">
            <text:p>0.191794552836932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2.84308148 0. <text:s text:c="8"/>2.84308148 8.52924444]</text:p>
          </table:table-cell>
          <table:table-cell office:value-type="float" office:value="0.171195335433089" calcext:value-type="float">
            <text:p>0.171195335433089</text:p>
          </table:table-cell>
          <table:table-cell office:value-type="float" office:value="0.190505988354191" calcext:value-type="float">
            <text:p>0.190505988354191</text:p>
          </table:table-cell>
          <table:table-cell table:formula="of:=STDEV([.F13:.F15])" office:value-type="float" office:value="0.0181513544770701" calcext:value-type="float">
            <text:p>0.01815135447707</text:p>
          </table:table-cell>
          <table:table-cell table:formula="of:=STDEV([.G13:.G15])" office:value-type="float" office:value="0.00588378537720174" calcext:value-type="float">
            <text:p>0.005883785377202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.6303639 <text:s/>0. <text:s text:c="8"/>1.6303639 <text:s/>4.89109171]</text:p>
          </table:table-cell>
          <table:table-cell office:value-type="float" office:value="0.192716687220307" calcext:value-type="float">
            <text:p>0.192716687220307</text:p>
          </table:table-cell>
          <table:table-cell office:value-type="float" office:value="0.198215826643584" calcext:value-type="float">
            <text:p>0.19821582664358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DTLZ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6.04270831e-21 0.00000000e+00 0.00000000e+00 3.30157429e-18</text:p>
            <text:p> 0.00000000e+00 0.00000000e+00 1.00945734e+00]</text:p>
          </table:table-cell>
          <table:table-cell table:number-columns-repeated="2" table:style-name="ce1" office:value-type="float" office:value="0.120426634014939" calcext:value-type="float">
            <text:p>0.120426634014939</text:p>
          </table:table-cell>
          <table:table-cell table:style-name="ce1" table:formula="of:=AVERAGE([.F16:.F19])" office:value-type="float" office:value="0.257127668588239" calcext:value-type="float">
            <text:p>0.257127668588239</text:p>
          </table:table-cell>
          <table:table-cell table:style-name="ce1" table:formula="of:=AVERAGE([.G16:.G19])" office:value-type="float" office:value="0.150527095503002" calcext:value-type="float">
            <text:p>0.150527095503002</text:p>
          </table:table-cell>
        </table:table-row>
        <table:table-row table:style-name="ro2">
          <table:table-cell table:style-name="ce1" office:value-type="string" calcext:value-type="string">
            <text:p>DTLZ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2.82486165e-33 0.00000000e+00 0.00000000e+00 0.00000000e+00</text:p>
            <text:p> 0.00000000e+00 1.00540352e+00 0.00000000e+00]</text:p>
          </table:table-cell>
          <table:table-cell table:style-name="ce1" office:value-type="float" office:value="0.111433805113697" calcext:value-type="float">
            <text:p>0.111433805113697</text:p>
          </table:table-cell>
          <table:table-cell table:style-name="ce1" office:value-type="float" office:value="0.120229890549782" calcext:value-type="float">
            <text:p>0.120229890549782</text:p>
          </table:table-cell>
          <table:table-cell table:style-name="ce1" table:formula="of:=STDEV([.F16:.F19])" office:value-type="float" office:value="0.241168079658948" calcext:value-type="float">
            <text:p>0.241168079658948</text:p>
          </table:table-cell>
          <table:table-cell table:style-name="ce1" table:formula="of:=STDEV([.G16:.G19])" office:value-type="float" office:value="0.0348707014820369" calcext:value-type="float">
            <text:p>0.034870701482037</text:p>
          </table:table-cell>
        </table:table-row>
        <table:table-row table:style-name="ro2">
          <table:table-cell table:style-name="ce1" office:value-type="string" calcext:value-type="string">
            <text:p>DTLZ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1.68412738e-33 0.00000000e+00 0.00000000e+00 0.00000000e+00</text:p>
            <text:p> 2.45676271e-01 0.00000000e+00 9.82705083e-01]</text:p>
          </table:table-cell>
          <table:table-cell table:number-columns-repeated="2" table:style-name="ce1" office:value-type="float" office:value="0.180725928723643" calcext:value-type="float">
            <text:p>0.180725928723643</text:p>
          </table:table-cell>
          <table:table-cell table:style-name="ce1" table:number-columns-repeated="2"/>
        </table:table-row>
        <table:table-row table:style-name="ro2">
          <table:table-cell table:style-name="ce1" office:value-type="string" calcext:value-type="string">
            <text:p>DTLZ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2.06616051e-49 0.00000000e+00 0.00000000e+00 0.00000000e+00</text:p>
            <text:p> 0.00000000e+00 2.50021567e-01 1.00008627e+00]</text:p>
          </table:table-cell>
          <table:table-cell table:style-name="ce1" office:value-type="float" office:value="0.615924306500675" calcext:value-type="float">
            <text:p>0.615924306500675</text:p>
          </table:table-cell>
          <table:table-cell table:style-name="ce1" office:value-type="float" office:value="0.180725928723643" calcext:value-type="float">
            <text:p>0.180725928723643</text:p>
          </table:table-cell>
          <table:table-cell table:style-name="ce1" table:number-columns-repeated="2"/>
        </table:table-row>
        <table:table-row table:style-name="ro2">
          <table:table-cell table:style-name="ce1" office:value-type="string" calcext:value-type="string">
            <text:p>DTLZ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2.06616051e-49 8.36742444e-01 0.00000000e+00 0.00000000e+00</text:p>
            <text:p> 5.57828296e-01 0.00000000e+00 0.00000000e+00]</text:p>
          </table:table-cell>
          <table:table-cell table:style-name="ce1" office:value-type="float" office:value="0.1978714986588" calcext:value-type="float">
            <text:p>0.1978714986588</text:p>
          </table:table-cell>
          <table:table-cell table:style-name="ce1" office:value-type="float" office:value="0.165981665474714" calcext:value-type="float">
            <text:p>0.165981665474714</text:p>
          </table:table-cell>
          <table:table-cell table:style-name="ce1" table:formula="of:=AVERAGE([.F20:.F22])" office:value-type="float" office:value="0.306299975938308" calcext:value-type="float">
            <text:p>0.306299975938308</text:p>
          </table:table-cell>
          <table:table-cell table:style-name="ce1" table:formula="of:=AVERAGE([.G20:.G22])" office:value-type="float" office:value="0.16534246669819" calcext:value-type="float">
            <text:p>0.16534246669819</text:p>
          </table:table-cell>
        </table:table-row>
        <table:table-row table:style-name="ro2">
          <table:table-cell table:style-name="ce1" office:value-type="string" calcext:value-type="string">
            <text:p>DTLZ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2.06616051e-49 8.36742444e-01 0.00000000e+00 0.00000000e+00</text:p>
            <text:p> 5.57828296e-01 0.00000000e+00 0.00000000e+00]</text:p>
          </table:table-cell>
          <table:table-cell table:style-name="ce1" office:value-type="float" office:value="0.58995617699951" calcext:value-type="float">
            <text:p>0.58995617699951</text:p>
          </table:table-cell>
          <table:table-cell table:style-name="ce1" office:value-type="float" office:value="0.165981665474714" calcext:value-type="float">
            <text:p>0.165981665474714</text:p>
          </table:table-cell>
          <table:table-cell table:style-name="ce1" table:formula="of:=STDEV([.F20:.F22])" office:value-type="float" office:value="0.247913624340555" calcext:value-type="float">
            <text:p>0.247913624340555</text:p>
          </table:table-cell>
          <table:table-cell table:style-name="ce1" table:formula="of:=STDEV([.G20:.G22])" office:value-type="float" office:value="0.00110712475707643" calcext:value-type="float">
            <text:p>0.001107124757076</text:p>
          </table:table-cell>
        </table:table-row>
        <table:table-row table:style-name="ro2">
          <table:table-cell table:style-name="ce1" office:value-type="string" calcext:value-type="string">
            <text:p>DTLZ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2.06616051e-49 8.36742444e-01 0.00000000e+00 0.00000000e+00</text:p>
            <text:p> 5.57828296e-01 0.00000000e+00 0.00000000e+00]</text:p>
          </table:table-cell>
          <table:table-cell table:style-name="ce1" office:value-type="float" office:value="0.131072252156614" calcext:value-type="float">
            <text:p>0.131072252156614</text:p>
          </table:table-cell>
          <table:table-cell table:style-name="ce1" office:value-type="float" office:value="0.164064069145141" calcext:value-type="float">
            <text:p>0.164064069145141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.20096441e-18 2.90259812e-19 2.46434574e-17 2.72028872e+01</text:p>
            <text:p> 5.44057743e+01 0.00000000e+00 5.44118113e+01]</text:p>
          </table:table-cell>
          <table:table-cell office:value-type="float" office:value="0.447986231667023" calcext:value-type="float">
            <text:p>0.447986231667023</text:p>
          </table:table-cell>
          <table:table-cell office:value-type="float" office:value="0.94800625405422" calcext:value-type="float">
            <text:p>0.94800625405422</text:p>
          </table:table-cell>
          <table:table-cell table:formula="of:=AVERAGE([.F23:.F26])" office:value-type="float" office:value="0.574512549543859" calcext:value-type="float">
            <text:p>0.574512549543859</text:p>
          </table:table-cell>
          <table:table-cell table:formula="of:=AVERAGE([.G23:.G26])" office:value-type="float" office:value="0.390978595388404" calcext:value-type="float">
            <text:p>0.390978595388404</text:p>
          </table:table-cell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.20096441e-18 2.90259812e-19 2.46434574e-17 0.00000000e+00</text:p>
            <text:p> 4.67197563e-16 1.25041238e+00 5.00164952e+00]</text:p>
          </table:table-cell>
          <table:table-cell office:value-type="float" office:value="1.10002886006215" calcext:value-type="float">
            <text:p>1.10002886006215</text:p>
          </table:table-cell>
          <table:table-cell office:value-type="float" office:value="0.187982210113068" calcext:value-type="float">
            <text:p>0.187982210113068</text:p>
          </table:table-cell>
          <table:table-cell table:formula="of:=STDEV([.F23:.F26])" office:value-type="float" office:value="0.352803876979049" calcext:value-type="float">
            <text:p>0.352803876979049</text:p>
          </table:table-cell>
          <table:table-cell table:formula="of:=STDEV([.G23:.G26])" office:value-type="float" office:value="0.37456596887447" calcext:value-type="float">
            <text:p>0.37456596887447</text:p>
          </table:table-cell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4.84562480e-20 6.20059332e-21 2.46434574e-17 0.00000000e+00</text:p>
            <text:p> 9.15876866e-01 9.15876866e-01 2.74763060e+00]</text:p>
          </table:table-cell>
          <table:table-cell office:value-type="float" office:value="0.34639135906378" calcext:value-type="float">
            <text:p>0.34639135906378</text:p>
          </table:table-cell>
          <table:table-cell office:value-type="float" office:value="0.272025764747449" calcext:value-type="float">
            <text:p>0.2720257647474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4.84562480e-20 6.20059332e-21 2.41678237e-17 0.00000000e+00</text:p>
            <text:p> 0.00000000e+00 6.67009217e-01 1.00051383e+00]</text:p>
          </table:table-cell>
          <table:table-cell office:value-type="float" office:value="0.403643747382479" calcext:value-type="float">
            <text:p>0.403643747382479</text:p>
          </table:table-cell>
          <table:table-cell office:value-type="float" office:value="0.15590015263888" calcext:value-type="float">
            <text:p>0.15590015263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4.84562480e-20 0.00000000e+00 5.65169379e-18 0.00000000e+00</text:p>
            <text:p> 0.00000000e+00 1.03104377e+00 0.00000000e+00]</text:p>
          </table:table-cell>
          <table:table-cell office:value-type="float" office:value="0.101139944773096" calcext:value-type="float">
            <text:p>0.101139944773096</text:p>
          </table:table-cell>
          <table:table-cell office:value-type="float" office:value="0.119257061310516" calcext:value-type="float">
            <text:p>0.119257061310516</text:p>
          </table:table-cell>
          <table:table-cell table:formula="of:=AVERAGE([.F27:.F29])" office:value-type="float" office:value="0.37396363246271" calcext:value-type="float">
            <text:p>0.37396363246271</text:p>
          </table:table-cell>
          <table:table-cell table:formula="of:=AVERAGE([.G27:.G29])" office:value-type="float" office:value="0.1195067061228" calcext:value-type="float">
            <text:p>0.1195067061228</text:p>
          </table:table-cell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.22505347e-20 0.00000000e+00 0.00000000e+00 0.00000000e+00</text:p>
            <text:p> 0.00000000e+00 1.02389224e+00 0.00000000e+00]</text:p>
          </table:table-cell>
          <table:table-cell office:value-type="float" office:value="0.351674631614673" calcext:value-type="float">
            <text:p>0.351674631614673</text:p>
          </table:table-cell>
          <table:table-cell office:value-type="float" office:value="0.119257061310516" calcext:value-type="float">
            <text:p>0.119257061310516</text:p>
          </table:table-cell>
          <table:table-cell table:formula="of:=STDEV([.F27:.F29])" office:value-type="float" office:value="0.28462349082541" calcext:value-type="float">
            <text:p>0.28462349082541</text:p>
          </table:table-cell>
          <table:table-cell table:formula="of:=STDEV([.G27:.G29])" office:value-type="float" office:value="0.000432397498721646" calcext:value-type="float">
            <text:p>0.000432397498722</text:p>
          </table:table-cell>
        </table:table-row>
        <table:table-row table:style-name="ro2">
          <table:table-cell office:value-type="string" calcext:value-type="string">
            <text:p>DTLZ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3.91558151e-36 0.00000000e+00 0.00000000e+00 0.00000000e+00</text:p>
            <text:p> 0.00000000e+00 1.02389224e+00 0.00000000e+00]</text:p>
          </table:table-cell>
          <table:table-cell office:value-type="float" office:value="0.669076321000362" calcext:value-type="float">
            <text:p>0.669076321000362</text:p>
          </table:table-cell>
          <table:table-cell office:value-type="float" office:value="0.120005995747368" calcext:value-type="float">
            <text:p>0.120005995747368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DTLZ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6.59285454e-21 9.19490224e-19 0.00000000e+00 0.00000000e+00</text:p>
            <text:p> 0.00000000e+00 0.00000000e+00 0.00000000e+00 0.00000000e+00</text:p>
            <text:p> 1.00220227e+00]</text:p>
          </table:table-cell>
          <table:table-cell table:number-columns-repeated="2" table:style-name="ce1" office:value-type="float" office:value="0.125824544361615" calcext:value-type="float">
            <text:p>0.125824544361615</text:p>
          </table:table-cell>
          <table:table-cell table:style-name="ce1" table:formula="of:=AVERAGE([.F30:.F33])" office:value-type="float" office:value="0.323488001564741" calcext:value-type="float">
            <text:p>0.323488001564741</text:p>
          </table:table-cell>
          <table:table-cell table:style-name="ce1" table:formula="of:=AVERAGE([.G30:.G33])" office:value-type="float" office:value="0.381464013780839" calcext:value-type="float">
            <text:p>0.381464013780839</text:p>
          </table:table-cell>
        </table:table-row>
        <table:table-row table:style-name="ro3">
          <table:table-cell table:style-name="ce1" office:value-type="string" calcext:value-type="string">
            <text:p>DTLZ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3.75323974e-35 0.00000000e+00 0.00000000e+00 0.00000000e+00</text:p>
            <text:p> 0.00000000e+00 0.00000000e+00 6.70241964e-01 3.35120982e-01</text:p>
            <text:p> 6.70241964e-01]</text:p>
          </table:table-cell>
          <table:table-cell table:style-name="ce1" office:value-type="float" office:value="0.385605851266101" calcext:value-type="float">
            <text:p>0.385605851266101</text:p>
          </table:table-cell>
          <table:table-cell table:style-name="ce1" office:value-type="float" office:value="0.610599479552747" calcext:value-type="float">
            <text:p>0.610599479552747</text:p>
          </table:table-cell>
          <table:table-cell table:style-name="ce1" table:formula="of:=STDEV([.F30:.F33])" office:value-type="float" office:value="0.154208123778971" calcext:value-type="float">
            <text:p>0.154208123778971</text:p>
          </table:table-cell>
          <table:table-cell table:style-name="ce1" table:formula="of:=STDEV([.G30:.G33])" office:value-type="float" office:value="0.259727960524607" calcext:value-type="float">
            <text:p>0.259727960524607</text:p>
          </table:table-cell>
        </table:table-row>
        <table:table-row table:style-name="ro3">
          <table:table-cell table:style-name="ce1" office:value-type="string" calcext:value-type="string">
            <text:p>DTLZ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1.21679360e-49 0.00000000e+00 0.00000000e+00 0.00000000e+00</text:p>
            <text:p> 0.00000000e+00 0.00000000e+00 6.70241964e-01 3.35120982e-01</text:p>
            <text:p> 6.70241964e-01]</text:p>
          </table:table-cell>
          <table:table-cell table:style-name="ce1" office:value-type="float" office:value="0.489303298390737" calcext:value-type="float">
            <text:p>0.489303298390737</text:p>
          </table:table-cell>
          <table:table-cell table:style-name="ce1" office:value-type="float" office:value="0.599862316242231" calcext:value-type="float">
            <text:p>0.599862316242231</text:p>
          </table:table-cell>
          <table:table-cell table:style-name="ce1" table:number-columns-repeated="2"/>
        </table:table-row>
        <table:table-row table:style-name="ro3">
          <table:table-cell table:style-name="ce1" office:value-type="string" calcext:value-type="string">
            <text:p>DTLZ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1.21679360e-49 0.00000000e+00 0.00000000e+00 0.00000000e+00</text:p>
            <text:p> 0.00000000e+00 0.00000000e+00 0.00000000e+00 2.45170720e-01</text:p>
            <text:p> 9.80682881e-01]</text:p>
          </table:table-cell>
          <table:table-cell table:style-name="ce1" office:value-type="float" office:value="0.293218312240513" calcext:value-type="float">
            <text:p>0.293218312240513</text:p>
          </table:table-cell>
          <table:table-cell table:style-name="ce1" office:value-type="float" office:value="0.189569714966762" calcext:value-type="float">
            <text:p>0.189569714966762</text:p>
          </table:table-cell>
          <table:table-cell table:style-name="ce1" table:number-columns-repeated="2"/>
        </table:table-row>
        <table:table-row table:style-name="ro3">
          <table:table-cell table:style-name="ce1" office:value-type="string" calcext:value-type="string">
            <text:p>DTLZ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2.21396961e-51 0.00000000e+00 0.00000000e+00 0.00000000e+00</text:p>
            <text:p> 0.00000000e+00 0.00000000e+00 0.00000000e+00 8.35653088e-01</text:p>
            <text:p> 5.57102059e-01]</text:p>
          </table:table-cell>
          <table:table-cell table:style-name="ce1" office:value-type="float" office:value="0.37555815383708" calcext:value-type="float">
            <text:p>0.37555815383708</text:p>
          </table:table-cell>
          <table:table-cell table:style-name="ce1" office:value-type="float" office:value="0.187203628634541" calcext:value-type="float">
            <text:p>0.187203628634541</text:p>
          </table:table-cell>
          <table:table-cell table:style-name="ce1" table:formula="of:=AVERAGE([.F34:.F36])" office:value-type="float" office:value="0.274819485845817" calcext:value-type="float">
            <text:p>0.274819485845817</text:p>
          </table:table-cell>
          <table:table-cell table:style-name="ce1" table:formula="of:=AVERAGE([.G34:.G36])" office:value-type="float" office:value="0.187059708665101" calcext:value-type="float">
            <text:p>0.187059708665101</text:p>
          </table:table-cell>
        </table:table-row>
        <table:table-row table:style-name="ro3">
          <table:table-cell table:style-name="ce1" office:value-type="string" calcext:value-type="string">
            <text:p>DTLZ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2.21396961e-51 0.00000000e+00 0.00000000e+00 0.00000000e+00</text:p>
            <text:p> 0.00000000e+00 0.00000000e+00 0.00000000e+00 8.35653088e-01</text:p>
            <text:p> 5.57102059e-01]</text:p>
          </table:table-cell>
          <table:table-cell table:style-name="ce1" office:value-type="float" office:value="0.189355774291833" calcext:value-type="float">
            <text:p>0.189355774291833</text:p>
          </table:table-cell>
          <table:table-cell table:style-name="ce1" office:value-type="float" office:value="0.186987748680381" calcext:value-type="float">
            <text:p>0.186987748680381</text:p>
          </table:table-cell>
          <table:table-cell table:style-name="ce1" table:formula="of:=STDEV([.F34:.F36])" office:value-type="float" office:value="0.0940362948956341" calcext:value-type="float">
            <text:p>0.094036294895634</text:p>
          </table:table-cell>
          <table:table-cell table:style-name="ce1" table:formula="of:=STDEV([.G34:.G36])" office:value-type="float" office:value="0.000124638349646441" calcext:value-type="float">
            <text:p>0.000124638349646</text:p>
          </table:table-cell>
        </table:table-row>
        <table:table-row table:style-name="ro3">
          <table:table-cell table:style-name="ce1" office:value-type="string" calcext:value-type="string">
            <text:p>DTLZ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2.21396961e-51 0.00000000e+00 0.00000000e+00 0.00000000e+00</text:p>
            <text:p> 0.00000000e+00 0.00000000e+00 0.00000000e+00 8.35138191e-01</text:p>
            <text:p> 5.56758794e-01]</text:p>
          </table:table-cell>
          <table:table-cell table:style-name="ce1" office:value-type="float" office:value="0.259544529408539" calcext:value-type="float">
            <text:p>0.259544529408539</text:p>
          </table:table-cell>
          <table:table-cell table:style-name="ce1" office:value-type="float" office:value="0.186987748680381" calcext:value-type="float">
            <text:p>0.186987748680381</text:p>
          </table:table-cell>
          <table:table-cell table:style-name="ce1" table:number-columns-repeated="2"/>
        </table:table-row>
        <table:table-row table:style-name="ro3">
          <table:table-cell office:value-type="string" calcext:value-type="string">
            <text:p>DTLZ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.28329019e-18 1.96868027e-18 1.47878817e-17 7.94219195e-18</text:p>
            <text:p> 3.05442693e+00 3.05442693e+00 3.05442693e+00 6.10885386e+00</text:p>
            <text:p> 0.00000000e+00]</text:p>
          </table:table-cell>
          <table:table-cell office:value-type="float" office:value="0.795372046193328" calcext:value-type="float">
            <text:p>0.795372046193328</text:p>
          </table:table-cell>
          <table:table-cell office:value-type="float" office:value="0.579075557879798" calcext:value-type="float">
            <text:p>0.579075557879798</text:p>
          </table:table-cell>
          <table:table-cell table:formula="of:=AVERAGE([.F37:.F40])" office:value-type="float" office:value="0.657192818134384" calcext:value-type="float">
            <text:p>0.657192818134384</text:p>
          </table:table-cell>
          <table:table-cell table:formula="of:=AVERAGE([.G37:.G40])" office:value-type="float" office:value="0.472869909267344" calcext:value-type="float">
            <text:p>0.472869909267344</text:p>
          </table:table-cell>
        </table:table-row>
        <table:table-row table:style-name="ro3">
          <table:table-cell office:value-type="string" calcext:value-type="string">
            <text:p>DTLZ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8.24932619e-36 1.45345095e-35 1.58509266e-35 1.00206591e-34</text:p>
            <text:p> 9.44223764e-34 3.66618371e+00 1.09985511e+01 3.66618371e+00</text:p>
            <text:p> 0.00000000e+00]</text:p>
          </table:table-cell>
          <table:table-cell office:value-type="float" office:value="1.08830989582466" calcext:value-type="float">
            <text:p>1.08830989582466</text:p>
          </table:table-cell>
          <table:table-cell office:value-type="float" office:value="0.94508304122988" calcext:value-type="float">
            <text:p>0.94508304122988</text:p>
          </table:table-cell>
          <table:table-cell table:formula="of:=STDEV([.F37:.F40])" office:value-type="float" office:value="0.362893454186463" calcext:value-type="float">
            <text:p>0.362893454186463</text:p>
          </table:table-cell>
          <table:table-cell table:formula="of:=STDEV([.G37:.G40])" office:value-type="float" office:value="0.365886531366504" calcext:value-type="float">
            <text:p>0.365886531366504</text:p>
          </table:table-cell>
        </table:table-row>
        <table:table-row table:style-name="ro3">
          <table:table-cell office:value-type="string" calcext:value-type="string">
            <text:p>DTLZ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8.24932619e-36 1.45345095e-35 1.58509266e-35 0.00000000e+00</text:p>
            <text:p> 0.00000000e+00 7.81106532e-33 0.00000000e+00 5.86580331e-01</text:p>
            <text:p> 8.79870496e-01]</text:p>
          </table:table-cell>
          <table:table-cell office:value-type="float" office:value="0.491014918195098" calcext:value-type="float">
            <text:p>0.491014918195098</text:p>
          </table:table-cell>
          <table:table-cell office:value-type="float" office:value="0.177751337554099" calcext:value-type="float">
            <text:p>0.1777513375540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LZ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8.24932619e-36 1.45345095e-35 1.58509266e-35 0.00000000e+00</text:p>
            <text:p> 0.00000000e+00 0.00000000e+00 0.00000000e+00 1.02052799e+00</text:p>
            <text:p> 2.55131997e-01]</text:p>
          </table:table-cell>
          <table:table-cell office:value-type="float" office:value="0.254074412324446" calcext:value-type="float">
            <text:p>0.254074412324446</text:p>
          </table:table-cell>
          <table:table-cell office:value-type="float" office:value="0.189569700405597" calcext:value-type="float">
            <text:p>0.1895697004055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LZ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8.24932619e-36 1.45345095e-35 0.00000000e+00 0.00000000e+00</text:p>
            <text:p> 0.00000000e+00 0.00000000e+00 0.00000000e+00 0.00000000e+00</text:p>
            <text:p> 1.02175647e+00]</text:p>
          </table:table-cell>
          <table:table-cell office:value-type="float" office:value="1.19651966763092" calcext:value-type="float">
            <text:p>1.19651966763092</text:p>
          </table:table-cell>
          <table:table-cell office:value-type="float" office:value="0.125824544361615" calcext:value-type="float">
            <text:p>0.125824544361615</text:p>
          </table:table-cell>
          <table:table-cell table:formula="of:=AVERAGE([.F41:.F43])" office:value-type="float" office:value="0.472248345300151" calcext:value-type="float">
            <text:p>0.472248345300151</text:p>
          </table:table-cell>
          <table:table-cell table:formula="of:=AVERAGE([.G41:.G43])" office:value-type="float" office:value="0.125824544361615" calcext:value-type="float">
            <text:p>0.125824544361615</text:p>
          </table:table-cell>
        </table:table-row>
        <table:table-row table:style-name="ro3">
          <table:table-cell office:value-type="string" calcext:value-type="string">
            <text:p>DTLZ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8.24932619e-36 0.00000000e+00 0.00000000e+00 0.00000000e+00</text:p>
            <text:p> 0.00000000e+00 0.00000000e+00 0.00000000e+00 0.00000000e+00</text:p>
            <text:p> 1.02080223e+00]</text:p>
          </table:table-cell>
          <table:table-cell office:value-type="float" office:value="0.116746771000751" calcext:value-type="float">
            <text:p>0.116746771000751</text:p>
          </table:table-cell>
          <table:table-cell office:value-type="float" office:value="0.125824544361615" calcext:value-type="float">
            <text:p>0.125824544361615</text:p>
          </table:table-cell>
          <table:table-cell table:formula="of:=STDEV([.F41:.F43])" office:value-type="float" office:value="0.627272446686141" calcext:value-type="float">
            <text:p>0.627272446686141</text:p>
          </table:table-cell>
          <table:table-cell table:formula="of:=STDEV([.G41:.G4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TLZ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2.26889820e-37 0.00000000e+00 0.00000000e+00 0.00000000e+00</text:p>
            <text:p> 0.00000000e+00 0.00000000e+00 0.00000000e+00 0.00000000e+00</text:p>
            <text:p> 1.02080223e+00]</text:p>
          </table:table-cell>
          <table:table-cell office:value-type="float" office:value="0.103478597268781" calcext:value-type="float">
            <text:p>0.103478597268781</text:p>
          </table:table-cell>
          <table:table-cell office:value-type="float" office:value="0.125824544361615" calcext:value-type="float">
            <text:p>0.1258245443616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7T23:32:40.507673966</dc:date>
    <meta:editing-duration>PT7M53S</meta:editing-duration>
    <meta:editing-cycles>1</meta:editing-cycles>
    <meta:document-statistic meta:table-count="1" meta:cell-count="351" meta:object-count="0"/>
    <meta:generator>LibreOffice/6.4.7.2$Linux_X86_64 LibreOffice_project/40$Build-2</meta:generator>
  </office:meta>
</office:document-meta>
</file>